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Purisa" svg:font-family="Purisa" style:font-pitch="variable"/>
    <style:font-face style:name="Sawasdee" svg:font-family="Sawasdee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Sawasdee" fo:font-size="18pt" style:font-size-asian="18pt" style:font-size-complex="18pt"/>
    </style:style>
    <style:style style:name="P2" style:family="paragraph" style:parent-style-name="Text_20_body">
      <style:text-properties style:font-name="Arial" fo:font-size="10pt" style:font-size-asian="8.75pt" style:font-size-complex="10pt"/>
    </style:style>
    <style:style style:name="P3" style:family="paragraph" style:parent-style-name="Text_20_body">
      <style:text-properties style:font-name="Arial" fo:font-size="11pt" style:font-size-asian="9.60000038146973pt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style:font-size-asian="9.60000038146973pt" style:font-size-complex="11pt"/>
    </style:style>
    <style:style style:name="T1" style:family="text">
      <style:text-properties style:font-name="Sawasdee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No silver bullet</text:h>
      <text:p text:style-name="Text_20_body"><text:span text:style-name="T1"/></text:p>
      <text:p text:style-name="P4">Fred Brooks compara el desarrollo del software con los hombres-lobo, mostrando cómo algo familiar se puede transformar en algo horrible que solo puede ser eliminado con una bala de plata.</text:p>
      <text:p text:style-name="P4">Sin embargo, en el caso del software, no existe tal bala de plata que pueda ayudar o hacer que este logre una mejora de un orden de magnitud en fiabilidad, sencillez y productividad, aunque han habido innovaciones que podrían colaborar con esta mejora.</text:p>
      <text:p text:style-name="P4">El autor hace alusión a las complejidades que una persona puede llegar a enfrentar en el desarrollo de software, agrupando estas dificultades en complejidad, conformidad, variabilidad e invisibilidad.</text:p>
      <text:p text:style-name="P4">El desarrollo del software implica tareas muy complejas, algunas vienen de la mano de la misma naturaleza del software (como su intangibilidad, tema tratado en clase), y otras que se enfocan más bien a los proyectos de software.</text:p>
      <text:p text:style-name="P4">Una de las tantas tareas complejas a las que se refiere el autor son las especificaciones y el diseño. También hace una distinción entre la complejidad accidental y la esencial: afirma que la complejidad accidental se ha podido disminuir, debido en parte a los lenguajes de programación de alto nivel. En cuanto a la complejidad esencial, se la ha podido atacar mediante la programación orientada a objetos, la inteligencia artificial, la programación automática y la programación gráfica, entre otras cosas.</text:p>
      <text:p text:style-name="P3"/>
      <text:p text:style-name="P3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urisa" svg:font-family="Purisa" style:font-pitch="variable"/>
    <style:font-face style:name="Sawasdee" svg:font-family="Sawasdee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na </meta:initial-creator>
    <meta:creation-date>2012-08-26T14:23:22</meta:creation-date>
    <dc:date>2012-08-28T20:28:29</dc:date>
    <dc:creator>Marina </dc:creator>
    <meta:editing-duration>PT03H57M35S</meta:editing-duration>
    <meta:editing-cycles>13</meta:editing-cycles>
    <meta:generator>OpenOffice.org/3.2$Linux OpenOffice.org_project/320m12$Build-9483</meta:generator>
    <meta:document-statistic meta:table-count="0" meta:image-count="0" meta:object-count="0" meta:page-count="1" meta:paragraph-count="6" meta:word-count="222" meta:character-count="1391"/>
  </office:meta>
</office:document-meta>
</file>